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E5000000ABC8FE13C4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0.968cm, 0cm, 32.258cm)" draw:image-opacity="100%" style:mirror="none"/>
    </style:style>
    <style:style style:name="gr2" style:family="graphic" style:parent-style-name="standard">
      <style:graphic-properties draw:stroke="none" draw:fill="solid" draw:fill-color="#000000" draw:fill-gradient-name="fade" draw:opacity="100%" draw:opacity-name="Transparency_20_28" draw:textarea-horizontal-align="justify" draw:textarea-vertical-align="middle" draw:auto-grow-height="false" draw:shadow-offset-x="0.305cm" draw:shadow-offset-y="0.305cm" draw:shadow-opacity="100%"/>
    </style:style>
    <style:style style:name="gr3" style:family="graphic" style:parent-style-name="standard">
      <style:graphic-properties draw:stroke="none" draw:fill="solid" draw:fill-color="#000000" draw:fill-gradient-name="fade" draw:opacity="100%" draw:opacity-name="Transparency_20_12" draw:textarea-horizontal-align="justify" draw:textarea-vertical-align="middle" draw:auto-grow-height="false" draw:shadow-opacity="100%"/>
    </style:style>
    <style:style style:name="gr4" style:family="graphic" style:parent-style-name="standard">
      <style:graphic-properties draw:stroke="none" draw:fill="solid" draw:fill-color="#ffffff" draw:fill-gradient-name="fade" draw:opacity="100%" draw:opacity-name="Transparency_20_18" draw:textarea-horizontal-align="justify" draw:textarea-vertical-align="middle" draw:auto-grow-height="false" draw:shadow-offset-x="0.305cm" draw:shadow-offset-y="0.305cm" draw:shadow-opacity="100%"/>
    </style:style>
    <style:style style:name="gr5" style:family="graphic" style:parent-style-name="standard">
      <style:graphic-properties draw:stroke="none" draw:fill="solid" draw:fill-color="#ffffff" draw:fill-gradient-name="fade" draw:opacity="100%" draw:opacity-name="Transparency_20_27" draw:textarea-horizontal-align="justify" draw:textarea-vertical-align="middle" draw:auto-grow-height="false" draw:shadow-offset-x="0.305cm" draw:shadow-offset-y="0.305cm" draw:shadow-opacity="100%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841cm" svg:height="14.606cm" draw:transform="rotate (1.5707963267946) translate (0.006cm 3.843cm)">
          <draw:image xlink:href="Pictures/1000000000000E5000000ABC8FE13C4E.jpg" xlink:type="simple" xlink:show="embed" xlink:actuate="onLoad">
            <text:p/>
          </draw:image>
        </draw:frame>
        <draw:custom-shape draw:style-name="gr2" draw:text-style-name="P1" draw:layer="layout" svg:width="15.628cm" svg:height="1.398cm" svg:x="-0.023cm" svg:y="1.664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1" draw:layer="layout" svg:width="15.625cm" svg:height="0.767cm" svg:x="-0.02cm" svg:y="3.0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5.628cm" svg:height="0.264cm" svg:x="0cm" svg:y="0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1" draw:layer="layout" svg:width="15.628cm" svg:height="0.741cm" svg:x="0cm" svg:y="0.258cm">
          <text:p/>
          <draw:enhanced-geometry svg:viewBox="0 0 21600 21600" draw:mirror-vertic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fade" draw:style="linear" draw:start-color="#c0c0c0" draw:end-color="#ffffff" draw:start-intensity="100%" draw:end-intensity="0%" draw:angle="0" draw:border="0%"/>
    <draw:opacity draw:name="Transparency_20_1" draw:display-name="Transparency 1" draw:style="linear" draw:start="100%" draw:end="0%" draw:angle="0" draw:border="0%"/>
    <draw:opacity draw:name="Transparency_20_10" draw:display-name="Transparency 10" draw:style="linear" draw:start="85%" draw:end="50%" draw:angle="0" draw:border="0%"/>
    <draw:opacity draw:name="Transparency_20_11" draw:display-name="Transparency 11" draw:style="linear" draw:start="90%" draw:end="50%" draw:angle="0" draw:border="0%"/>
    <draw:opacity draw:name="Transparency_20_12" draw:display-name="Transparency 12" draw:style="linear" draw:start="90%" draw:end="60%" draw:angle="0" draw:border="0%"/>
    <draw:opacity draw:name="Transparency_20_13" draw:display-name="Transparency 13" draw:style="linear" draw:start="0%" draw:end="80%" draw:angle="0" draw:border="0%"/>
    <draw:opacity draw:name="Transparency_20_14" draw:display-name="Transparency 14" draw:style="linear" draw:start="0%" draw:end="90%" draw:angle="0" draw:border="0%"/>
    <draw:opacity draw:name="Transparency_20_15" draw:display-name="Transparency 15" draw:style="linear" draw:start="95%" draw:end="60%" draw:angle="0" draw:border="0%"/>
    <draw:opacity draw:name="Transparency_20_16" draw:display-name="Transparency 16" draw:style="linear" draw:start="0%" draw:end="70%" draw:angle="0" draw:border="0%"/>
    <draw:opacity draw:name="Transparency_20_17" draw:display-name="Transparency 17" draw:style="linear" draw:start="90%" draw:end="40%" draw:angle="0" draw:border="0%"/>
    <draw:opacity draw:name="Transparency_20_18" draw:display-name="Transparency 18" draw:style="linear" draw:start="0%" draw:end="50%" draw:angle="0" draw:border="0%"/>
    <draw:opacity draw:name="Transparency_20_19" draw:display-name="Transparency 19" draw:style="linear" draw:start="85%" draw:end="30%" draw:angle="0" draw:border="0%"/>
    <draw:opacity draw:name="Transparency_20_2" draw:display-name="Transparency 2" draw:style="linear" draw:start="0%" draw:end="100%" draw:angle="0" draw:border="0%"/>
    <draw:opacity draw:name="Transparency_20_20" draw:display-name="Transparency 20" draw:style="linear" draw:start="90%" draw:end="30%" draw:angle="0" draw:border="0%"/>
    <draw:opacity draw:name="Transparency_20_21" draw:display-name="Transparency 21" draw:style="linear" draw:start="10%" draw:end="85%" draw:angle="0" draw:border="0%"/>
    <draw:opacity draw:name="Transparency_20_22" draw:display-name="Transparency 22" draw:style="linear" draw:start="10%" draw:end="40%" draw:angle="0" draw:border="0%"/>
    <draw:opacity draw:name="Transparency_20_23" draw:display-name="Transparency 23" draw:style="linear" draw:start="20%" draw:end="25%" draw:angle="0" draw:border="0%"/>
    <draw:opacity draw:name="Transparency_20_24" draw:display-name="Transparency 24" draw:style="linear" draw:start="20%" draw:end="40%" draw:angle="0" draw:border="0%"/>
    <draw:opacity draw:name="Transparency_20_25" draw:display-name="Transparency 25" draw:style="linear" draw:start="20%" draw:end="60%" draw:angle="0" draw:border="0%"/>
    <draw:opacity draw:name="Transparency_20_26" draw:display-name="Transparency 26" draw:style="linear" draw:start="0%" draw:end="40%" draw:angle="0" draw:border="0%"/>
    <draw:opacity draw:name="Transparency_20_27" draw:display-name="Transparency 27" draw:style="linear" draw:start="25%" draw:end="0%" draw:angle="0" draw:border="0%"/>
    <draw:opacity draw:name="Transparency_20_28" draw:display-name="Transparency 28" draw:style="linear" draw:start="0%" draw:end="87%" draw:angle="0" draw:border="0%"/>
    <draw:opacity draw:name="Transparency_20_3" draw:display-name="Transparency 3" draw:style="linear" draw:start="40%" draw:end="0%" draw:angle="0" draw:border="0%"/>
    <draw:opacity draw:name="Transparency_20_4" draw:display-name="Transparency 4" draw:style="linear" draw:start="100%" draw:end="20%" draw:angle="0" draw:border="0%"/>
    <draw:opacity draw:name="Transparency_20_5" draw:display-name="Transparency 5" draw:style="linear" draw:start="100%" draw:end="30%" draw:angle="0" draw:border="0%"/>
    <draw:opacity draw:name="Transparency_20_6" draw:display-name="Transparency 6" draw:style="linear" draw:start="30%" draw:end="100%" draw:angle="0" draw:border="0%"/>
    <draw:opacity draw:name="Transparency_20_7" draw:display-name="Transparency 7" draw:style="linear" draw:start="0%" draw:end="75%" draw:angle="0" draw:border="0%"/>
    <draw:opacity draw:name="Transparency_20_8" draw:display-name="Transparency 8" draw:style="linear" draw:start="0%" draw:end="85%" draw:angle="0" draw:border="0%"/>
    <draw:opacity draw:name="Transparency_20_9" draw:display-name="Transparency 9" draw:style="linear" draw:start="100%" draw:end="5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58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1-14T21:27:46</dc:date>
    <dc:creator>John </dc:creator>
    <meta:generator>LibreOffice/3.3$Unix LibreOffice_project/330m19$Build-202</meta:generator>
    <meta:editing-duration>PT3H58M54S</meta:editing-duration>
    <meta:editing-cycles>1</meta:editing-cycles>
    <meta:document-statistic meta:object-count="5"/>
  </office:meta>
</office:document-meta>
</file>